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/>
    </style:style>
    <style:style style:name="T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" style:parent-style-name="Normal" style:family="paragraph">
      <style:paragraph-properties fo:margin-top="0.1666in" fo:margin-bottom="0.1666in"/>
    </style:style>
    <style:style style:name="T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Fonteparág.padrão" style:family="text">
      <style:text-properties style:font-name="Aptos" style:font-name-asian="Aptos" style:font-name-complex="Aptos"/>
    </style:style>
    <style:style style:name="T10" style:parent-style-name="Fonteparág.padrão" style:family="text">
      <style:text-properties style:font-name="Aptos" style:font-name-asian="Aptos" style:font-name-complex="Aptos" fo:color="#4EA72E"/>
    </style:style>
    <style:style style:name="T11" style:parent-style-name="Fonteparág.padrão" style:family="text">
      <style:text-properties style:font-name="Aptos" style:font-name-asian="Aptos" style:font-name-complex="Aptos" fo:color="#4EA72E"/>
    </style:style>
    <style:style style:name="T12" style:parent-style-name="Fonteparág.padrão" style:family="text">
      <style:text-properties style:font-name="Aptos" style:font-name-asian="Aptos" style:font-name-complex="Aptos" fo:color="#4EA72E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5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Fonteparág.padrão" style:family="text">
      <style:text-properties style:font-name="Aptos" style:font-name-asian="Aptos" style:font-name-complex="Aptos"/>
    </style:style>
    <style:style style:name="P20" style:parent-style-name="Normal" style:family="paragraph">
      <style:paragraph-properties fo:margin-top="0.1666in" fo:margin-bottom="0.1666in"/>
    </style:style>
    <style:style style:name="T2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22" style:parent-style-name="Normal" style:family="paragraph">
      <style:paragraph-properties fo:margin-top="0.1666in" fo:margin-bottom="0.1666in"/>
      <style:text-properties style:font-name="Aptos" style:font-name-asian="Aptos" style:font-name-complex="Aptos" fo:font-style="italic" style:font-style-asian="italic" style:font-style-complex="italic" fo:color="#4EA72E"/>
    </style:style>
    <style:style style:name="P23" style:parent-style-name="ParágrafodaLista" style:list-style-name="LFO7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24" style:parent-style-name="ParágrafodaLista" style:list-style-name="LFO7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25" style:parent-style-name="ParágrafodaLista" style:list-style-name="LFO7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26" style:parent-style-name="Normal" style:family="paragraph">
      <style:paragraph-properties fo:margin-top="0.1666in" fo:margin-bottom="0.1666in"/>
      <style:text-properties style:font-name="Aptos" style:font-name-asian="Aptos" style:font-name-complex="Aptos" fo:font-style="italic" style:font-style-asian="italic" style:font-style-complex="italic" fo:color="#4EA72E"/>
    </style:style>
    <style:style style:name="P27" style:parent-style-name="ParágrafodaLista" style:list-style-name="LFO6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28" style:parent-style-name="ParágrafodaLista" style:list-style-name="LFO6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1" style:parent-style-name="ParágrafodaLista" style:list-style-name="LFO5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34" style:parent-style-name="Normal" style:family="paragraph">
      <style:paragraph-properties fo:margin-top="0.1666in" fo:margin-bottom="0.1666in"/>
    </style:style>
    <style:style style:name="T35" style:parent-style-name="Fonteparág.padrão" style:family="text">
      <style:text-properties style:font-name="Aptos" style:font-name-asian="Aptos" style:font-name-complex="Aptos"/>
    </style:style>
    <style:style style:name="T36" style:parent-style-name="Fonteparág.padrão" style:family="text">
      <style:text-properties style:font-name="Aptos" style:font-name-asian="Aptos" style:font-name-complex="Aptos" fo:color="#4EA72E"/>
    </style:style>
    <style:style style:name="T37" style:parent-style-name="Fonteparág.padrão" style:family="text">
      <style:text-properties style:font-name="Aptos" style:font-name-asian="Aptos" style:font-name-complex="Aptos" fo:color="#4EA72E"/>
    </style:style>
    <style:style style:name="T38" style:parent-style-name="Fonteparág.padrão" style:family="text">
      <style:text-properties style:font-name="Aptos" style:font-name-asian="Aptos" style:font-name-complex="Aptos" fo:color="#4EA72E"/>
    </style:style>
    <style:style style:name="P39" style:parent-style-name="Normal" style:family="paragraph">
      <style:paragraph-properties fo:margin-top="0.1666in" fo:margin-bottom="0.1666in"/>
    </style:style>
    <style:style style:name="T4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41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42" style:parent-style-name="Normal" style:family="paragraph">
      <style:paragraph-properties fo:margin-top="0.1666in" fo:margin-bottom="0.1666in"/>
    </style:style>
    <style:style style:name="T4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45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46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47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0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3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54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55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58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61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2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3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66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7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0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3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Normal" style:family="paragraph">
      <style:paragraph-properties fo:margin-top="0.1666in" fo:margin-bottom="0.1666in"/>
      <style:text-properties style:font-name="Aptos" style:font-name-asian="Aptos" style:font-name-complex="Aptos" fo:color="#4EA72E"/>
    </style:style>
    <style:style style:name="P80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BRIEFING - Projeto Web SoftByke</text:span></text:p>
      <text:p text:style-name="P3"><text:span text:style-name="T4">1. Ramo de atuação da empresa e tempo de mercado:</text:span></text:p>
      <text:p text:style-name="P5"><text:s/>A SoftByke é uma empresa especializada na venda de bicicletas, focada em atender clientes que buscam o ciclismo como atividade esportiva e de lazer. A empresa está no mercado há<text:s/>7<text:s/>anos.</text:p>
      <text:p text:style-name="P6"><text:span text:style-name="T7">2. Número de filiais/franquias:</text:span></text:p>
      <text:p text:style-name="P8"><text:span text:style-name="T9"><text:s/></text:span><text:span text:style-name="T10">A SoftByke possui 2 filiais ou franquias em</text:span><text:span text:style-name="T11"><text:s/>Goiânia e Brasília</text:span><text:span text:style-name="T12">.</text:span></text:p>
      <text:p text:style-name="P13"><text:span text:style-name="T14">3. Produtos e/ou serviços oferecidos:</text:span></text:p>
      <text:p text:style-name="P15"><text:s/>A empresa oferece uma variedade de bicicletas, incluindo modelos para lazer, passeio e esportivos, além de<text:s/>peças<text:s/>relacionados ao ciclismo, como<text:s/>pneus,<text:s/>freios,<text:s/>pedal<text:s/>e outros itens complementares.</text:p>
      <text:p text:style-name="P16"><text:span text:style-name="T17">4. Endereço do site atual:</text:span></text:p>
      <text:p text:style-name="P18"><text:span text:style-name="T19"><text:s/>[Informar URL do site atual]</text:span></text:p>
      <text:p text:style-name="P20"><text:span text:style-name="T21">5. Vantagens/desvantagens sobre os concorrentes:</text:span></text:p>
      <text:p text:style-name="P22">Vantagens:</text:p>
      <text:list text:style-name="LFO7" text:continue-numbering="true">
        <text:list-item>
          <text:p text:style-name="P23">Bicicletas de alta qualidade com preços acessíveis.</text:p>
        </text:list-item>
        <text:list-item>
          <text:p text:style-name="P24">Foco no segmento de lazer<text:s/>e hobby, atendendo a um público específico.</text:p>
        </text:list-item>
        <text:list-item>
          <text:p text:style-name="P25">Atendimento personalizado e suporte para iniciantes no ciclismo.</text:p>
        </text:list-item>
      </text:list>
      <text:p text:style-name="P26">Desvantagens:</text:p>
      <text:list text:style-name="LFO6" text:continue-numbering="true">
        <text:list-item>
          <text:p text:style-name="P27">Falta de presença forte em e-commerce comparado a grandes concorrentes do setor.</text:p>
        </text:list-item>
        <text:list-item>
          <text:p text:style-name="P28">Maior dependência de lojas físicas para vendas.</text:p>
        </text:list-item>
      </text:list>
      <text:p text:style-name="P29"><text:span text:style-name="T30">6. Referências de sites (outras empresas):</text:span></text:p>
      <text:list text:style-name="LFO5" text:continue-numbering="true">
        <text:list-item>
          <text:p text:style-name="P31">[Informar sites de concorrentes ou empresas do setor que sirvam de inspiração, por exemplo: Trek, Specialized, etc.]</text:p>
        </text:list-item>
      </text:list>
      <text:p text:style-name="P32"><text:span text:style-name="T33">7. Objetivos a serem alcançados:</text:span></text:p>
      <text:p text:style-name="P34"><text:span text:style-name="T35"><text:s/></text:span><text:span text:style-name="T36">O principal objetivo é atrair famílias e pessoas que utilizam o ciclismo como lazer. O site deve ser um canal que facilite a compra de bicicletas e acessórios,<text:s/></text:span><text:bookmark-start text:name="_Int_X1OKlzvV"/><text:span text:style-name="T37">e também</text:span><text:bookmark-end text:name="_Int_X1OKlzvV"/><text:span text:style-name="T38"><text:s/>forneça informações e dicas sobre o uso do esporte como hobby.</text:span></text:p>
      <text:p text:style-name="P39"><text:span text:style-name="T40">8. Público-alvo:</text:span></text:p>
      <text:p text:style-name="P41"><text:s/>Pessoas de todas as idades que praticam ciclismo de forma recreativa, buscando saúde, bem-estar e lazer. Este público valoriza a qualidade e a experiência no uso das bicicletas, mais do que o desempenho competitivo.</text:p>
      <text:p text:style-name="P42"><text:span text:style-name="T43">9. Conteúdo do site:</text:span></text:p>
      <text:list text:style-name="LFO4" text:continue-numbering="true">
        <text:list-item>
          <text:p text:style-name="P44">Catálogo de bicicletas e acessórios com informações detalhadas sobre cada produto.</text:p>
        </text:list-item>
        <text:list-item>
          <text:p text:style-name="P45">Artigos e dicas sobre como começar no ciclismo e manter a prática saudável.</text:p>
        </text:list-item>
        <text:list-item>
          <text:p text:style-name="P46">Blog com<text:s/><text:bookmark-start text:name="_Int_XbUQe4gc"/>conteúdos<text:bookmark-end text:name="_Int_XbUQe4gc"/><text:s/>voltados para o universo do ciclismo, como eventos, passeios e cuidados com as bicicletas.</text:p>
        </text:list-item>
        <text:list-item>
          <text:p text:style-name="P47">Área de contato, perguntas frequentes (FAQ) e suporte online.</text:p>
        </text:list-item>
      </text:list>
      <text:p text:style-name="P48"><text:span text:style-name="T49">10. Imagem a ser transmitida para os usuários:</text:span></text:p>
      <text:p text:style-name="P50"><text:s/>O site deve transmitir uma imagem moderna e acolhedora, com um layout clean, intuitivo e fácil de navegar. As cores devem remeter à natureza e ao espírito esportivo, utilizando tons de verde, azul e branco. A imagem da marca será focada na tranquilidade e diversão do ciclismo como lazer.</text:p>
      <text:p text:style-name="P51"><text:span text:style-name="T52">11. Documentação disponível (logotipo, folders, manuais etc):</text:span></text:p>
      <text:list text:style-name="LFO3" text:continue-numbering="true">
        <text:list-item>
          <text:p text:style-name="P53">Logotipo da SoftByke.</text:p>
        </text:list-item>
        <text:list-item>
          <text:p text:style-name="P54">Materiais promocionais (folders, banners).</text:p>
        </text:list-item>
        <text:list-item>
          <text:p text:style-name="P55">Manuais e guias de uso de produtos.</text:p>
        </text:list-item>
      </text:list>
      <text:p text:style-name="P56"><text:span text:style-name="T57">12. Tecnologias ou linguagens desejadas:</text:span></text:p>
      <text:p text:style-name="P58"><text:s/>O site será desenvolvido utilizando as linguagens HTML e CSS, com foco em responsividade e fácil usabilidade.</text:p>
      <text:p text:style-name="P59"><text:span text:style-name="T60">13. Ferramentas de marketing utilizadas atualmente:</text:span></text:p>
      <text:list text:style-name="LFO2" text:continue-numbering="true">
        <text:list-item>
          <text:p text:style-name="P61">Marketing via redes sociais (Instagram, Facebook).</text:p>
        </text:list-item>
        <text:list-item>
          <text:p text:style-name="P62">E-mail marketing com promoções e novidades.</text:p>
        </text:list-item>
        <text:list-item>
          <text:p text:style-name="P63">Parcerias com influenciadores do nicho de ciclismo.</text:p>
        </text:list-item>
      </text:list>
      <text:p text:style-name="P64"><text:span text:style-name="T65">14. Objeções (não utilizar a cor x ou o estilo y etc):</text:span></text:p>
      <text:list text:style-name="LFO1" text:continue-numbering="true">
        <text:list-item>
          <text:p text:style-name="P66">Evitar o uso de cores muito escuras ou agressivas, como o vermelho e preto em excesso, que podem transmitir uma imagem mais agressiva, longe do espírito de lazer.</text:p>
        </text:list-item>
        <text:list-item>
          <text:p text:style-name="P67">O design não deve ser excessivamente poluído ou complicado, priorizando simplicidade e clareza.</text:p>
        </text:list-item>
      </text:list>
      <text:p text:style-name="P68"><text:span text:style-name="T69">15. Mínimo e máximo de verba disponível para o projeto:</text:span></text:p>
      <text:p text:style-name="P70"><text:s/>A verba disponível para o projeto está entre<text:s/>um salgado<text:s/>e<text:s/>2 salgados, considerando todas as etapas de desenvolvimento e possíveis custos adicionais.</text:p>
      <text:p text:style-name="P71"><text:span text:style-name="T72">16. Prazo para desenvolvimento e/ou cronograma:</text:span></text:p>
      <text:p text:style-name="P73"><text:s/>O prazo para o desenvolvimento do projeto é<text:s/>até dia 30/03/2025 às 23h59, com entregas parciais para avaliação ao longo do processo.</text:p>
      <text:p text:style-name="P74"><text:span text:style-name="T75">17. Contato (Nome/tel/email):</text:span></text:p>
      <text:p text:style-name="P76"><text:s/>[Informar<text:s/>email]</text:p>
      <text:p text:style-name="P77"><text:span text:style-name="T78">18. Observação:</text:span></text:p>
      <text:p text:style-name="P79"><text:s/>A SoftByke busca expandir sua presença no mercado e melhorar a experiência online de seus clientes, com foco no design intuitivo e na facilidade de navegação. A empresa também está interessada em integrar futuras funcionalidades, como um<text:s/>aluguel<text:s/>de<text:s/>biciletas<text:s/>e uma plataforma de e-commerce completa.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tharina Satile</meta:initial-creator>
    <dc:creator>Catharina Satile</dc:creator>
    <meta:creation-date>2025-03-27T22:16:00Z</meta:creation-date>
    <dc:date>2025-03-27T22:16:00Z</dc:date>
    <meta:template xlink:href="Normal.dotm" xlink:type="simple"/>
    <meta:editing-cycles>1</meta:editing-cycles>
    <meta:editing-duration>PT0S</meta:editing-duration>
    <meta:document-statistic meta:page-count="1" meta:paragraph-count="7" meta:word-count="621" meta:character-count="3971" meta:row-count="27" meta:non-whitespace-character-count="3357"/>
  </office:meta>
</office:document-meta>
</file>